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No_20_Spacing">
      <style:paragraph-properties fo:margin-left="1.5209in" fo:margin-right="0in" fo:text-indent="0in" style:auto-text-indent="false"/>
      <style:text-properties style:font-name="Times New Roman"/>
    </style:style>
    <style:style style:name="P2" style:family="paragraph" style:parent-style-name="No_20_Spacing" style:list-style-name="WW8Num2">
      <style:text-properties style:font-name="Times New Roman"/>
    </style:style>
    <style:style style:name="P3" style:family="paragraph" style:parent-style-name="Heading_20_1" style:master-page-name="Standard">
      <style:paragraph-properties style:page-number="auto"/>
      <style:text-properties style:font-name="Times New Roman"/>
    </style:style>
    <style:style style:name="P4" style:family="paragraph" style:parent-style-name="Heading_20_2">
      <style:text-properties style:font-name="Times New Roman"/>
    </style:style>
    <style:style style:name="P5" style:family="paragraph" style:parent-style-name="Heading_20_2">
      <style:paragraph-properties fo:break-before="page"/>
      <style:text-properties style:font-name="Times New Roman"/>
    </style:style>
    <style:style style:name="P6" style:family="paragraph" style:parent-style-name="Heading_20_3">
      <style:text-properties style:font-name="Times New Roman"/>
    </style:style>
    <style:style style:name="P7" style:family="paragraph" style:parent-style-name="List_20_Paragraph" style:list-style-name="WW8Num2">
      <style:text-properties style:font-name="Times New Roman"/>
    </style:style>
    <style:style style:name="P8" style:family="paragraph" style:parent-style-name="Standard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chnology Experience:</text:h>
      <text:h text:style-name="P4" text:outline-level="2">Linux </text:h>
      <text:list xml:id="list735780009" text:style-name="WW8Num2">
        <text:list-item>
          <text:list>
            <text:list-item>
              <text:p text:style-name="P7">Several distributions: Most experienced with Ubuntu/Debian and RedHat , lesser experience with Suse/Gentoo/Slackware (very comfortable with shell scripting, package management, user account administration, configuration management etc)</text:p>
            </text:list-item>
            <text:list-item>
              <text:p text:style-name="P7">Core IT infrastructure: Daily administration tasks in support of Mailman, Postfix, Bind, DNSMASQ, PXE boot (Debian Fully Automated Install (FAI) and Red Hat Kickstart on both Xen guests and physical desktop/server hardware)</text:p>
            </text:list-item>
          </text:list>
        </text:list-item>
      </text:list>
      <text:h text:style-name="P4" text:outline-level="2">Windows</text:h>
      <text:list xml:id="list460607625" text:continue-numbering="true" text:style-name="WW8Num2">
        <text:list-item>
          <text:list>
            <text:list-item>
              <text:p text:style-name="P7">Utilized Windows 2000/2003 with Internet Information Server and Tomcat to deliver content for 26 Walt Disney Parks and Resorts Online properties (including Disneyland and Disneyworld.com)</text:p>
            </text:list-item>
            <text:list-item>
              <text:p text:style-name="P7">Utilized Windows 2003/2008 in core IT infrastructure roles (DNS, DHCP, NTP, <text:s/>Blackberry Enterprise Server) for both corporate and personal use.</text:p>
            </text:list-item>
            <text:list-item>
              <text:p text:style-name="P7">Created numerous batch and VbScript programs to handle all aspects of Windows administration from the command line.</text:p>
            </text:list-item>
            <text:list-item>
              <text:p text:style-name="P7">Designed and implemented a nation wide, 4 data center, highly available Active Directory system to handle both the PCI and non PCI servers for the Walt Disney Internet Group. <text:s/></text:p>
            </text:list-item>
            <text:list-item>
              <text:p text:style-name="P7">Migrated all the application servers off of Windows NT to Active Directory. Active Directory domain controllers were windows 2003. Also have experience with windows 2008 (including Linux/cisco/wireless [wpa2 enterprise] authentication). Used both Centrify and Samba/Winbind</text:p>
            </text:list-item>
          </text:list>
        </text:list-item>
      </text:list>
      <text:h text:style-name="P4" text:outline-level="2">Virtualization</text:h>
      <text:list xml:id="list2025696496" text:continue-numbering="true" text:style-name="WW8Num2">
        <text:list-item>
          <text:list>
            <text:list-item>
              <text:p text:style-name="P7">VmWare Virtual Infrastructure 3.5</text:p>
            </text:list-item>
            <text:list-item>
              <text:p text:style-name="P7">XEN </text:p>
            </text:list-item>
            <text:list-item>
              <text:p text:style-name="P7">KVM/Qemu/Hyper-V/Virtual Server/OpenVZ/VmWare Server</text:p>
            </text:list-item>
          </text:list>
        </text:list-item>
      </text:list>
      <text:h text:style-name="P4" text:outline-level="2"/>
      <text:h text:style-name="P5" text:outline-level="2">Web application stack administration, tuning, backup and monitoring <text:s/></text:h>
      <text:h text:style-name="P6" text:outline-level="3">PHP </text:h>
      <text:list xml:id="list1907197537" text:continue-numbering="true" text:style-name="WW8Num2">
        <text:list-item>
          <text:list>
            <text:list-item>
              <text:list>
                <text:list-item>
                  <text:p text:style-name="P2">Provided system engineering and programming expertise for a web site and Interactive Voice Response order status application at GSI commerce.</text:p>
                </text:list-item>
                <text:list-item>
                  <text:p text:style-name="P2">Provided system engineering and programming expertise for MerchantAmerica.com which hosted over 4,000 ecommerce web sites.</text:p>
                </text:list-item>
              </text:list>
            </text:list-item>
          </text:list>
        </text:list-item>
      </text:list>
      <text:h text:style-name="P6" text:outline-level="3">Java </text:h>
      <text:list xml:id="list2143912019" text:continue-numbering="true" text:style-name="WW8Num2">
        <text:list-item>
          <text:list>
            <text:list-item>
              <text:list>
                <text:list-item>
                  <text:p text:style-name="P2">Provided system engineering and PCI compliance expertise for Disneyland.com,Disneyworld.com,DisneyCruiseLines.com and 23 related properties generating 2 billion dollars a year. <text:s/></text:p>
                </text:list-item>
              </text:list>
            </text:list-item>
          </text:list>
        </text:list-item>
      </text:list>
      <text:p text:style-name="P1">Business logic was handled by Jboss instances on RHEL3/4.</text:p>
      <text:list xml:id="list1411031857" text:continue-numbering="true" text:style-name="WW8Num2">
        <text:list-item>
          <text:list>
            <text:list-item>
              <text:list>
                <text:list-item>
                  <text:p text:style-name="P2">Provided system engineering expertise for Evite.com, across 2 geographically dispersed data centers supporting 10 million visitors and 2 million e-mails per day. Utilized Apache/Tomcat on Gentoo and Ubuntu.</text:p>
                </text:list-item>
                <text:list-item>
                  <text:p text:style-name="P2">Provided system engineering and PCI compliance expertise for Electronic Clearing House credit card processing platform on WebLogic. </text:p>
                </text:list-item>
              </text:list>
            </text:list-item>
          </text:list>
        </text:list-item>
      </text:list>
      <text:h text:style-name="P6" text:outline-level="3">Ruby</text:h>
      <text:list xml:id="list1128975771" text:continue-numbering="true" text:style-name="WW8Num2">
        <text:list-item>
          <text:list>
            <text:list-item>
              <text:list>
                <text:list-item>
                  <text:p text:style-name="P2">Provided system engineering expertise for Ripple Networks customer facing advertising platform (AdSpot) and internal fleet management tool (CPanel). <text:s text:c="2"/>Utilized Nginx, Mongrel, Thin, Rails, Merb and Rack.</text:p>
                </text:list-item>
              </text:list>
            </text:list-item>
          </text:list>
        </text:list-item>
      </text:list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19in" fo:line-height="100%" fo:orphans="0" fo:widows="0" style:text-autospace="none"/>
      <style:text-properties style:font-name="Times New Roman" fo:font-size="12pt" style:font-name-asian="Times New Roman" style:font-size-asian="12pt" style:font-size-complex="12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name-asian="Times New Roman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/>
    </style:style>
    <style:style style:name="Title" style:family="paragraph" style:parent-style-name="Standard" style:next-style-name="Standard" style:class="chapter">
      <style:paragraph-properties fo:margin-top="0in" fo:margin-bottom="0.2083in" fo:line-height="100%"/>
      <style:text-properties fo:color="#17365d" style:font-name="Cambria" fo:font-size="26pt" fo:letter-spacing="0.0035in" style:letter-kerning="true" style:font-name-asian="Times New Roman" style:font-size-asian="26pt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fo:text-indent="-0.1945in" fo:margin-left="0.490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209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020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Wyble</meta:initial-creator>
    <meta:creation-date>2009-08-10T14:43:00</meta:creation-date>
    <dc:creator>Charles  Wyble</dc:creator>
    <dc:date>2010-02-11T22:39:37</dc:date>
    <meta:editing-cycles>10</meta:editing-cycles>
    <meta:editing-duration>PT574H29M18S</meta:editing-duration>
    <meta:generator>OpenOffice.org/3.2$Unix OpenOffice.org_project/320m10$Build-9477</meta:generator>
    <meta:document-statistic meta:table-count="0" meta:image-count="0" meta:object-count="0" meta:page-count="2" meta:paragraph-count="26" meta:word-count="358" meta:character-count="2628"/>
  </office:meta>
</office:document-meta>
</file>